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5.666cm" style:rel-column-width="3212*"/>
    </style:style>
    <style:style style:name="Tableau1.B" style:family="table-column">
      <style:table-column-properties style:column-width="5.667cm" style:rel-column-width="3213*"/>
    </style:style>
    <style:style style:name="Tableau1.A1" style:family="table-cell">
      <style:table-cell-properties fo:padding="0.097cm" fo:border-left="0.5pt solid #000000" fo:border-right="none" fo:border-top="0.5pt solid #000000" fo:border-bottom="0.5pt solid #000000"/>
    </style:style>
    <style:style style:name="Tableau1.C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0.5pt solid #000000" fo:border-top="none" fo:border-bottom="0.5pt solid #000000"/>
    </style:style>
    <style:style style:name="P1" style:family="paragraph" style:parent-style-name="Heading_20_1">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officeooo:rsid="0046cbf7" officeooo:paragraph-rsid="0046cbf7"/>
    </style:style>
    <style:style style:name="P4" style:family="paragraph" style:parent-style-name="Text_20_body" style:list-style-name="L22"/>
    <style:style style:name="P5" style:family="paragraph" style:parent-style-name="Text_20_body" style:list-style-name="L22">
      <style:paragraph-properties fo:margin-top="0cm" fo:margin-bottom="0cm" style:contextual-spacing="false"/>
    </style:style>
    <style:style style:name="P6" style:family="paragraph" style:parent-style-name="Text_20_body" style:list-style-name="L23"/>
    <style:style style:name="P7" style:family="paragraph" style:parent-style-name="Text_20_body" style:list-style-name="L24"/>
    <style:style style:name="P8" style:family="paragraph" style:parent-style-name="Text_20_body" style:list-style-name="L24">
      <style:paragraph-properties fo:margin-top="0cm" fo:margin-bottom="0cm" style:contextual-spacing="false"/>
    </style:style>
    <style:style style:name="P9" style:family="paragraph" style:parent-style-name="Text_20_body" style:list-style-name="L25"/>
    <style:style style:name="P10" style:family="paragraph" style:parent-style-name="Text_20_body" style:list-style-name="L25">
      <style:paragraph-properties fo:margin-top="0cm" fo:margin-bottom="0cm" style:contextual-spacing="false"/>
    </style:style>
    <style:style style:name="P11" style:family="paragraph" style:parent-style-name="Text_20_body" style:list-style-name="L26"/>
    <style:style style:name="P12" style:family="paragraph" style:parent-style-name="Text_20_body" style:list-style-name="L26">
      <style:paragraph-properties fo:margin-top="0cm" fo:margin-bottom="0cm" style:contextual-spacing="false"/>
    </style:style>
    <style:style style:name="P13" style:family="paragraph" style:parent-style-name="Text_20_body" style:list-style-name="L27"/>
    <style:style style:name="P14" style:family="paragraph" style:parent-style-name="Text_20_body" style:list-style-name="L27">
      <style:paragraph-properties fo:margin-top="0cm" fo:margin-bottom="0cm" style:contextual-spacing="false"/>
    </style:style>
    <style:style style:name="P15" style:family="paragraph" style:parent-style-name="Text_20_body" style:list-style-name="L28"/>
    <style:style style:name="P16" style:family="paragraph" style:parent-style-name="Text_20_body" style:list-style-name="L28">
      <style:paragraph-properties fo:margin-top="0cm" fo:margin-bottom="0cm" style:contextual-spacing="false"/>
    </style:style>
    <style:style style:name="P17" style:family="paragraph" style:parent-style-name="Text_20_body" style:list-style-name="L29"/>
    <style:style style:name="P18" style:family="paragraph" style:parent-style-name="Text_20_body" style:list-style-name="L29">
      <style:paragraph-properties fo:margin-top="0cm" fo:margin-bottom="0cm" style:contextual-spacing="false"/>
    </style:style>
    <style:style style:name="P19" style:family="paragraph" style:parent-style-name="Text_20_body" style:list-style-name="L30"/>
    <style:style style:name="P20" style:family="paragraph" style:parent-style-name="Text_20_body" style:list-style-name="L30">
      <style:paragraph-properties fo:margin-top="0cm" fo:margin-bottom="0cm" style:contextual-spacing="false"/>
    </style:style>
    <style:style style:name="P21" style:family="paragraph" style:parent-style-name="Text_20_body" style:list-style-name="L43"/>
    <style:style style:name="P22" style:family="paragraph" style:parent-style-name="Text_20_body" style:list-style-name="L43">
      <style:paragraph-properties fo:margin-top="0cm" fo:margin-bottom="0cm" style:contextual-spacing="false"/>
    </style:style>
    <style:style style:name="P23" style:family="paragraph" style:parent-style-name="Text_20_body" style:list-style-name="L43">
      <style:text-properties officeooo:paragraph-rsid="0046cbf7"/>
    </style:style>
    <style:style style:name="P24" style:family="paragraph" style:parent-style-name="Text_20_body" style:list-style-name="L43">
      <style:text-properties officeooo:paragraph-rsid="004858a1"/>
    </style:style>
    <style:style style:name="P25" style:family="paragraph" style:parent-style-name="Text_20_body" style:list-style-name="L44"/>
    <style:style style:name="P26" style:family="paragraph" style:parent-style-name="Text_20_body" style:list-style-name="L44">
      <style:paragraph-properties fo:margin-top="0cm" fo:margin-bottom="0cm" style:contextual-spacing="false"/>
    </style:style>
    <style:style style:name="P27" style:family="paragraph" style:parent-style-name="Text_20_body" style:list-style-name="L45"/>
    <style:style style:name="P28" style:family="paragraph" style:parent-style-name="Text_20_body" style:list-style-name="L45">
      <style:paragraph-properties fo:margin-top="0cm" fo:margin-bottom="0cm" style:contextual-spacing="false"/>
    </style:style>
    <style:style style:name="P29" style:family="paragraph" style:parent-style-name="Text_20_body" style:list-style-name="L46">
      <style:paragraph-properties fo:margin-top="0cm" fo:margin-bottom="0cm" style:contextual-spacing="false"/>
    </style:style>
    <style:style style:name="P30" style:family="paragraph" style:parent-style-name="Text_20_body" style:list-style-name="L47">
      <style:paragraph-properties fo:margin-top="0cm" fo:margin-bottom="0cm" style:contextual-spacing="false"/>
    </style:style>
    <style:style style:name="P31" style:family="paragraph" style:parent-style-name="Text_20_body" style:list-style-name="L48">
      <style:paragraph-properties fo:margin-top="0cm" fo:margin-bottom="0cm" style:contextual-spacing="false"/>
    </style:style>
    <style:style style:name="P32" style:family="paragraph" style:parent-style-name="Text_20_body" style:list-style-name="L49"/>
    <style:style style:name="P33" style:family="paragraph" style:parent-style-name="Text_20_body">
      <style:paragraph-properties fo:text-align="center" style:justify-single-word="false"/>
    </style:style>
    <style:style style:name="P34" style:family="paragraph" style:parent-style-name="Text_20_body" style:list-style-name="L43">
      <style:paragraph-properties fo:text-align="start" style:justify-single-word="false"/>
      <style:text-properties officeooo:paragraph-rsid="0046cbf7"/>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3e9490"/>
    </style:style>
    <style:style style:name="T4" style:family="text">
      <style:text-properties officeooo:rsid="0046cbf7"/>
    </style:style>
    <style:style style:name="T5" style:family="text">
      <style:text-properties fo:font-size="36pt" style:font-size-asian="36pt" style:font-size-complex="36pt"/>
    </style:style>
    <style:style style:name="T6" style:family="text">
      <style:text-properties officeooo:rsid="0047003d"/>
    </style:style>
    <style:style style:name="T7" style:family="text">
      <style:text-properties officeooo:rsid="004858a1"/>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Strong_20_Emphasis"><text:span text:style-name="T5">Rapport d’Analyse</text:span></text:span></text:h>
      <text:p text:style-name="P33"><text:span text:style-name="Strong_20_Emphasis"/></text:p>
      <text:p text:style-name="P33"><text:span text:style-name="Strong_20_Emphasis"/></text:p>
      <text:h text:style-name="Heading_20_2" text:outline-level="2"><text:span text:style-name="Strong_20_Emphasis">1. Méthodologie</text:span></text:h>
      <text:p text:style-name="Text_20_body">Pour ce projet, nous utiliserons la méthode dite <text:span text:style-name="Strong_20_Emphasis">« en V »</text:span>.</text:p>
      <text:h text:style-name="Heading_20_3" text:outline-level="3"><text:span text:style-name="Strong_20_Emphasis">1.1. Les différentes étapes de la méthode en V</text:span></text:h>
      <text:list text:style-name="L22">
        <text:list-item>
          <text:p text:style-name="P5">Analyse des besoins et faisabilité</text:p>
        </text:list-item>
        <text:list-item>
          <text:p text:style-name="P5">Spécification</text:p>
        </text:list-item>
        <text:list-item>
          <text:p text:style-name="P5">Conception architecturale</text:p>
        </text:list-item>
        <text:list-item>
          <text:p text:style-name="P5">Codage</text:p>
        </text:list-item>
        <text:list-item>
          <text:p text:style-name="P5">Tests unitaires</text:p>
        </text:list-item>
        <text:list-item>
          <text:p text:style-name="P5">Tests d’intégration</text:p>
        </text:list-item>
        <text:list-item>
          <text:p text:style-name="P5">Tests de validation</text:p>
        </text:list-item>
        <text:list-item>
          <text:p text:style-name="P4">Recette</text:p>
        </text:list-item>
      </text:list>
      <text:p text:style-name="Text_20_body">Les tests seront réalisés <text:span text:style-name="Strong_20_Emphasis">en parallèle de la programmation</text:span> afin de détecter les erreurs le plus tôt possible et d’accélérer le projet. Il s'agit d'une technique connue et largement utilisée en ingénierie et en bureau d’études pour <text:span text:style-name="Strong_20_Emphasis">optimiser le temps de développement</text:span> grâce à la parallélisation des tâches.</text:p>
      <text:p text:style-name="Horizontal_20_Line"/>
      <text:h text:style-name="Heading_20_2" text:outline-level="2"><text:span text:style-name="Strong_20_Emphasis">2. Objectif du Projet</text:span></text:h>
      <text:p text:style-name="Text_20_body">Le projet consiste en <text:span text:style-name="Strong_20_Emphasis">une adaptation numérique du jeu Carcassonne</text:span> sur ordinateur.</text:p>
      <text:p text:style-name="Horizontal_20_Line"/>
      <text:h text:style-name="Heading_20_2" text:outline-level="2"><text:span text:style-name="Strong_20_Emphasis">3. </text:span><text:span text:style-name="Strong_20_Emphasis"><text:span text:style-name="T3">Méthode utilisé</text:span></text:span> </text:h>
      <text:list text:style-name="L23">
        <text:list-item>
          <text:p text:style-name="P6"><text:span text:style-name="Strong_20_Emphasis">Méthodologie</text:span> : méthode en V</text:p>
        </text:list-item>
      </text:list>
      <text:p text:style-name="Horizontal_20_Line"/>
      <text:h text:style-name="Heading_20_2" text:outline-level="2"><text:span text:style-name="Strong_20_Emphasis">4. Durée du Projet</text:span></text:h>
      <text:p text:style-name="Text_20_body">Le projet débute le <text:span text:style-name="Strong_20_Emphasis">23/01/2025</text:span> et doit être rendu le <text:span text:style-name="Strong_20_Emphasis">17/05/2025</text:span> à 8h, soit <text:span text:style-name="Strong_20_Emphasis">environ 4 mois</text:span> de développement.</text:p>
      <text:p text:style-name="Horizontal_20_Line"/>
      <text:h text:style-name="Heading_20_2" text:outline-level="2"><text:span text:style-name="Strong_20_Emphasis">5. Équipe de Développement</text:span></text:h>
      <text:p text:style-name="Text_20_body">Le projet est réalisé par :</text:p>
      <text:list text:style-name="L24">
        <text:list-item>
          <text:p text:style-name="P8"><text:soft-page-break/><text:span text:style-name="Strong_20_Emphasis">Axel</text:span></text:p>
        </text:list-item>
        <text:list-item>
          <text:p text:style-name="P8"><text:span text:style-name="Strong_20_Emphasis">Théo</text:span></text:p>
        </text:list-item>
        <text:list-item>
          <text:p text:style-name="P7"><text:span text:style-name="Strong_20_Emphasis">Valentin</text:span></text:p>
        </text:list-item>
      </text:list>
      <text:p text:style-name="Horizontal_20_Line"/>
      <text:h text:style-name="Heading_20_2" text:outline-level="2"><text:span text:style-name="Strong_20_Emphasis">6. Tests et Implémentation</text:span></text:h>
      <text:p text:style-name="Text_20_body">Les tests seront effectués à l'aide du logiciel <text:span text:style-name="Strong_20_Emphasis">Criterion</text:span>, qui permet :</text:p>
      <text:list text:style-name="L25">
        <text:list-item>
          <text:p text:style-name="P10">d'isoler les tests</text:p>
        </text:list-item>
        <text:list-item>
          <text:p text:style-name="P10">d'intercepter les sorties standard</text:p>
        </text:list-item>
        <text:list-item>
          <text:p text:style-name="P9">de calculer le <text:span text:style-name="Strong_20_Emphasis">taux de couverture du code</text:span> (<text:span text:style-name="Emphasis">coverage</text:span>)</text:p>
        </text:list-item>
      </text:list>
      <text:p text:style-name="Text_20_body">La documentation est disponible ici : <text:a xlink:type="simple" xlink:href="https://criterion.readthedocs.io/en/master/index.html" text:style-name="Internet_20_link" text:visited-style-name="Visited_20_Internet_20_Link">Criterion Documentation</text:a>.</text:p>
      <text:p text:style-name="Horizontal_20_Line"/>
      <text:h text:style-name="Heading_20_2" text:outline-level="2"><text:span text:style-name="Strong_20_Emphasis">7. Exigences du Client</text:span></text:h>
      <text:p text:style-name="Text_20_body">L'objectif est de réaliser <text:span text:style-name="Strong_20_Emphasis">une adaptation en C</text:span> du jeu de société <text:span text:style-name="Strong_20_Emphasis">Carcassonne</text:span> avec les <text:span text:style-name="T4">spécificité </text:span><text:s/>suivantes :</text:p>
      <text:list text:style-name="L26">
        <text:list-item>
          <text:p text:style-name="P12"><text:span text:style-name="Strong_20_Emphasis">Pas de tuiles « rivière » ni d’abbé.</text:span> </text:p>
        </text:list-item>
        <text:list-item>
          <text:p text:style-name="P12"><text:span text:style-name="Strong_20_Emphasis">Les règles officielles du jeu fournies en PDF font loi</text:span> en cas de conflit avec d'autres versions du jeu.</text:p>
        </text:list-item>
        <text:list-item>
          <text:p text:style-name="P11"><text:span text:style-name="Strong_20_Emphasis">Possibilité de jouer contre </text:span><text:span text:style-name="Strong_20_Emphasis"><text:span text:style-name="T4">des</text:span></text:span><text:span text:style-name="Strong_20_Emphasis"> intelligence</text:span><text:span text:style-name="Strong_20_Emphasis"><text:span text:style-name="T4">s</text:span></text:span><text:span text:style-name="Strong_20_Emphasis"> artificielle (IA).</text:span></text:p>
        </text:list-item>
      </text:list>
      <text:p text:style-name="Horizontal_20_Line"/>
      <text:h text:style-name="Heading_20_2" text:outline-level="2"><text:span text:style-name="Strong_20_Emphasis">8. Architecture du Projet</text:span></text:h>
      <text:p text:style-name="Text_20_body">Le projet est divisé en plusieurs <text:span text:style-name="Strong_20_Emphasis">blocs </text:span><text:span text:style-name="Strong_20_Emphasis"><text:span text:style-name="T2">:</text:span></text:span></text:p>
      <text:h text:style-name="Heading_20_3" text:outline-level="3"><text:span text:style-name="Strong_20_Emphasis">8.1. Structures de données</text:span></text:h>
      <text:list text:style-name="L27">
        <text:list-item>
          <text:p text:style-name="P14">Contient toutes les structures de données essentielles au projet. </text:p>
        </text:list-item>
        <text:list-item>
          <text:p text:style-name="P14"><text:span text:style-name="Strong_20_Emphasis">Dépend de :</text:span> Rien. </text:p>
        </text:list-item>
        <text:list-item>
          <text:p text:style-name="P13"><text:span text:style-name="Strong_20_Emphasis">Utilisé par :</text:span> Tous les autres blocs. </text:p>
        </text:list-item>
      </text:list>
      <text:h text:style-name="Heading_20_3" text:outline-level="3"><text:span text:style-name="Strong_20_Emphasis">8.2. Objets du jeu</text:span></text:h>
      <text:list text:style-name="L28">
        <text:list-item>
          <text:p text:style-name="P16">Contient la définition des objets du jeu avec leurs caractéristiques propres (ex : tuiles, meeples, etc.). </text:p>
        </text:list-item>
        <text:list-item>
          <text:p text:style-name="P16"><text:span text:style-name="Strong_20_Emphasis">Dépend de :</text:span> <text:span text:style-name="Emphasis">Structures de données</text:span>. </text:p>
        </text:list-item>
        <text:list-item>
          <text:p text:style-name="P15"><text:span text:style-name="Strong_20_Emphasis">Utilisé par :</text:span> <text:span text:style-name="Emphasis">Fonctions du jeu</text:span> et <text:span text:style-name="Emphasis">Gestionnaire du jeu</text:span>. </text:p>
        </text:list-item>
      </text:list>
      <text:h text:style-name="Heading_20_3" text:outline-level="3"><text:span text:style-name="Strong_20_Emphasis">8.3. Fonctions du jeu</text:span></text:h>
      <text:list text:style-name="L29">
        <text:list-item>
          <text:p text:style-name="P18">Contient toutes les fonctions implémentant les règles du jeu. </text:p>
        </text:list-item>
        <text:list-item>
          <text:p text:style-name="P18"><text:span text:style-name="Strong_20_Emphasis">Dépend de :</text:span> <text:span text:style-name="Emphasis">Structures de données</text:span> et <text:span text:style-name="Emphasis">Objets du jeu</text:span>. </text:p>
        </text:list-item>
        <text:list-item>
          <text:p text:style-name="P17"><text:span text:style-name="Strong_20_Emphasis">Utilisé par :</text:span> <text:span text:style-name="Emphasis">Gestionnaire global du jeu</text:span>. </text:p>
        </text:list-item>
      </text:list>
      <text:h text:style-name="Heading_20_3" text:outline-level="3"><text:soft-page-break/><text:span text:style-name="Strong_20_Emphasis">8.4. Gestionnaire global du jeu</text:span></text:h>
      <text:list text:style-name="L30">
        <text:list-item>
          <text:p text:style-name="P20">Coordonne l’ensemble des blocs pour faire fonctionner le jeu.</text:p>
        </text:list-item>
        <text:list-item>
          <text:p text:style-name="P20"><text:span text:style-name="Strong_20_Emphasis">Dépend de :</text:span> Tous les autres blocs.</text:p>
        </text:list-item>
        <text:list-item>
          <text:p text:style-name="P19"><text:span text:style-name="Strong_20_Emphasis">Utilisé par :</text:span> Rien. </text:p>
        </text:list-item>
      </text:list>
      <text:p text:style-name="Horizontal_20_Line"/>
      <text:h text:style-name="Heading_20_2" text:outline-level="2"><text:span text:style-name="Strong_20_Emphasis">9. Conception Détaillée</text:span></text:h>
      <text:h text:style-name="Heading_20_3" text:outline-level="3"><text:span text:style-name="Strong_20_Emphasis">1. Structure et composition du jeu</text:span></text:h>
      <text:list text:style-name="L43">
        <text:list-item>
          <text:p text:style-name="P21">Le jeu est constitué de 84 tuiles, dont 12 tuiles avec des rivières (non utilisées dans cette version). Il y aura donc <text:span text:style-name="T1">72 tuiles</text:span><text:span text:style-name="T2">.</text:span></text:p>
        </text:list-item>
        <text:list-item>
          <text:p text:style-name="P24"><text:span text:style-name="T2">Chaque joueur a un compteur de points.</text:span></text:p>
        </text:list-item>
        <text:list-item>
          <text:p text:style-name="P21">Une tuile est décomposable en 5 morceaux localisés sur la tuile : à <text:span text:style-name="T1">droite</text:span>, en <text:span text:style-name="T1">haut</text:span>, à <text:span text:style-name="T1">gauche</text:span>, en <text:span text:style-name="T1">bas</text:span> et au <text:span text:style-name="T1">milieu</text:span>.</text:p>
        </text:list-item>
        <text:list-item>
          <text:p text:style-name="P21">Un morceau de tuile peut être :</text:p>
          <text:list>
            <text:list-item>
              <text:p text:style-name="P22">Un <text:span text:style-name="T1">pré</text:span> </text:p>
            </text:list-item>
            <text:list-item>
              <text:p text:style-name="P22">Une <text:span text:style-name="T1">route</text:span> </text:p>
            </text:list-item>
            <text:list-item>
              <text:p text:style-name="P22">Une <text:span text:style-name="T1">ville</text:span> </text:p>
            </text:list-item>
            <text:list-item>
              <text:p text:style-name="P22">Une <text:span text:style-name="T1">ville</text:span> avec <text:span text:style-name="T1">blason</text:span> </text:p>
            </text:list-item>
            <text:list-item>
              <text:p text:style-name="P22">Un carrefour (ou <text:span text:style-name="T1">village</text:span>) </text:p>
            </text:list-item>
            <text:list-item>
              <text:p text:style-name="P22">Une <text:span text:style-name="T1">abbaye</text:span> </text:p>
            </text:list-item>
          </text:list>
        </text:list-item>
        <text:list-item>
          <text:p text:style-name="P23">Chaque tuile peut être représentée comme ceci :</text:p>
        </text:list-item>
      </text:list>
      <table:table table:name="Tableau1" table:style-name="Tableau1">
        <table:table-column table:style-name="Tableau1.A"/>
        <table:table-column table:style-name="Tableau1.B" table:number-columns-repeated="2"/>
        <table:table-row>
          <table:table-cell table:style-name="Tableau1.A1" office:value-type="string">
            <text:p text:style-name="P2"/>
          </table:table-cell>
          <table:table-cell table:style-name="Tableau1.A1" office:value-type="string">
            <text:p text:style-name="P3">X</text:p>
          </table:table-cell>
          <table:table-cell table:style-name="Tableau1.C1" office:value-type="string">
            <text:p text:style-name="P2"/>
          </table:table-cell>
        </table:table-row>
        <table:table-row>
          <table:table-cell table:style-name="Tableau1.A2" office:value-type="string">
            <text:p text:style-name="P3">X</text:p>
          </table:table-cell>
          <table:table-cell table:style-name="Tableau1.A2" office:value-type="string">
            <text:p text:style-name="P3">X</text:p>
          </table:table-cell>
          <table:table-cell table:style-name="Tableau1.C2" office:value-type="string">
            <text:p text:style-name="P3">X</text:p>
          </table:table-cell>
        </table:table-row>
        <table:table-row>
          <table:table-cell table:style-name="Tableau1.A2" office:value-type="string">
            <text:p text:style-name="P2"/>
          </table:table-cell>
          <table:table-cell table:style-name="Tableau1.A2" office:value-type="string">
            <text:p text:style-name="P3">X</text:p>
          </table:table-cell>
          <table:table-cell table:style-name="Tableau1.C2" office:value-type="string">
            <text:p text:style-name="P2"/>
          </table:table-cell>
        </table:table-row>
      </table:table>
      <text:list text:continue-numbering="true" text:style-name="L43">
        <text:list-header>
          <text:p text:style-name="P21"/>
          <text:p text:style-name="P34">X prend l’une des valeurs suivantes : ville, pré, route, ville avec blason, village, abbaye.</text:p>
        </text:list-header>
      </text:list>
      <text:h text:style-name="Heading_20_3" text:outline-level="3"><text:span text:style-name="Strong_20_Emphasis">2. Règles de pioche et de placement des tuiles</text:span></text:h>
      <text:list text:style-name="L44">
        <text:list-item>
          <text:p text:style-name="P26">Seules les tuiles au-dessus de la pile peuvent être piochées, et les tuiles constituant la pile doivent être agencées dans un ordre aléatoire. </text:p>
        </text:list-item>
        <text:list-item>
          <text:p text:style-name="P26">Les tuiles doivent pouvoir être posées sur une grille, les unes à côté des autres. </text:p>
        </text:list-item>
        <text:list-item>
          <text:p text:style-name="P26">La taille de cette grille doit pouvoir être augmentée afin de permettre aux joueurs de poser une tuile adjacente à n’importe quelle autre. </text:p>
        </text:list-item>
        <text:list-item>
          <text:p text:style-name="P25">Lorsque c’est le tour du joueur, lui proposer tous les endroits où il peut placer sa tuile par rotation de 90° soit 4 possibilités <text:span text:style-name="T4">maximum par emplacement.</text:span></text:p>
        </text:list-item>
      </text:list>
      <text:h text:style-name="Heading_20_3" text:outline-level="3"><text:span text:style-name="Strong_20_Emphasis">3. Gestion des joueurs et des meeples</text:span></text:h>
      <text:list text:style-name="L45">
        <text:list-item>
          <text:p text:style-name="P28">Le nombre maximal de joueurs, <text:span text:style-name="T4">IA compris, </text:span>est de 5, le nombre minimal est de 2.</text:p>
        </text:list-item>
        <text:list-item>
          <text:p text:style-name="P28"><text:soft-page-break/>Le ou les joueurs doivent également pouvoir jouer avec des IA, et ces dernières doivent pouvoir être différenciées des joueurs <text:span text:style-name="T4">par le programme.</text:span></text:p>
        </text:list-item>
        <text:list-item>
          <text:p text:style-name="P28">Chaque joueur commence la partie avec 5 meeples, qu’il doit pouvoir dépenser et regagner, mais il ne doit jamais avoir plus de 8 meeples ni moins de 0. </text:p>
        </text:list-item>
        <text:list-item>
          <text:p text:style-name="P28">Le joueur dont c’est le tour doit pouvoir être identifié. </text:p>
        </text:list-item>
        <text:list-item>
          <text:p text:style-name="P27">Un indicateur sur chaque tuile doit représenter si un meeple est actuellement sur la tuile et, si oui, à quel joueur il appartient. </text:p>
        </text:list-item>
      </text:list>
      <text:h text:style-name="Heading_20_3" text:outline-level="3"><text:span text:style-name="Strong_20_Emphasis">4. Placement et contrôle des meeples</text:span></text:h>
      <text:list text:style-name="L46">
        <text:list-item>
          <text:p text:style-name="P29">Avant de proposer au joueur de placer le meeple sur un morceau de sa tuile <text:span text:style-name="T6">qu’il vient de poser</text:span>, il faut vérifier qu’aucun meeple ne contrôle déjà cette zone. Par exemple, pour une route, il faut vérifier qu’elle n’est pas reliée à d’autres routes et, si c’est le cas, il faut vérifier qu’aucun meeple n’est déjà présent sur cette route. Si et seulement si ces conditions sont respectées, alors proposer au joueur de placer son meeple sur l<text:span text:style-name="T6">e morceau </text:span>route <text:span text:style-name="T6">de la tuile qu’il vient de poser</text:span>.</text:p>
        </text:list-item>
      </text:list>
      <text:h text:style-name="Heading_20_3" text:outline-level="3"><text:span text:style-name="Strong_20_Emphasis">5. Comptage des points en cours de partie</text:span></text:h>
      <text:list text:style-name="L47">
        <text:list-item>
          <text:p text:style-name="P30">Si les deux extrémités d’une route sont adjacentes à une ville, un village, une ville avec un blason, une abbaye, ou que la route se referme sur elle-même, alors il faut retirer tous les meeples sur cette dernière, puis le ou les joueurs ayant le plus de meeples sur cette dernière récupèrent 1 point par tuile route. <text:span text:style-name="T7">On retire ensuite les meeples sur la route en question.</text:span></text:p>
        </text:list-item>
        <text:list-item>
          <text:p text:style-name="P30">Quand une tuile ville est posée sur la grille, toutes les cases ville adjacentes les unes aux autres doivent être vérifiées de sorte à déterminer si la ville est fermée. Si la ville est fermée, il faut ajouter 2 points pour chaque case ville et 4 points pour chaque blason au joueur <text:span text:style-name="T7">ou groupe de joueurs qui possède le plus de meeple sur la ville. Retirer ensuite tout les meeple de la ville.</text:span></text:p>
        </text:list-item>
        <text:list-item>
          <text:p text:style-name="P30">Chaque fois qu’une case est posée à côté d’une abbaye, il faut vérifier si elle est complètement entourée. Si oui, retirer le meeple et ajouter 9 points au joueur qui possède le meeple, sinon ne rien faire. </text:p>
        </text:list-item>
      </text:list>
      <text:h text:style-name="Heading_20_3" text:outline-level="3"><text:span text:style-name="Strong_20_Emphasis">6. Fin de partie et comptage final des points</text:span></text:h>
      <text:list text:style-name="L48">
        <text:list-item>
          <text:p text:style-name="P31">Lorsque le nombre de tuiles dans la pile atteint 0 et que le joueur a terminé son tour, compter les points et arrêter la partie. <text:span text:style-name="T7">Pour ce faire il faut p</text:span>arcourir toute la grille pour vérifier si un meeple est sur une case. Si oui, compter les points de cette case en fonction de son type. </text:p>
        </text:list-item>
        <text:list-item>
          <text:p text:style-name="P31">Adapter la méthode de comptage des points des routes pour la fin de partie. Rien ne change, sauf le fait que la route n’est pas forcément fermée. </text:p>
        </text:list-item>
        <text:list-item>
          <text:p text:style-name="P31">Adapter la méthode permettant de compter les points d’une ville fermée et réduire de moitié le nombre de points offerts par les cases ville. </text:p>
        </text:list-item>
        <text:list-item>
          <text:p text:style-name="P31"><text:span text:style-name="T7">Adapter la méthode permettant de compter les points d’</text:span>une abbaye, compter le nombre de tuiles adjacentes et ajouter ces points (1 par tuile adjacente) au score du joueur possédant le meeple. <text:s/></text:p>
        </text:list-item>
      </text:list>
      <text:h text:style-name="Heading_20_3" text:outline-level="3"><text:span text:style-name="Strong_20_Emphasis">7. Règles spécifiques aux intelligences artificielles</text:span></text:h>
      <text:list text:style-name="L49">
        <text:list-item>
          <text:p text:style-name="P32">Les intelligences artificielles poseront une tuile aléatoirement parmi celles qu’elles ont le droit de poser.</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3T10:26:14.006051976</meta:creation-date>
    <meta:generator>LibreOffice/24.2.5.2$Linux_X86_64 LibreOffice_project/420$Build-2</meta:generator>
    <dc:date>2025-03-05T22:03:18.928795003</dc:date>
    <meta:editing-duration>PT4H20M13S</meta:editing-duration>
    <meta:editing-cycles>52</meta:editing-cycles>
    <meta:print-date>2025-03-05T22:03:39.880213490</meta:print-date>
    <meta:printed-by>Fichiers PDF</meta:printed-by>
    <meta:document-statistic meta:table-count="1" meta:image-count="0" meta:object-count="0" meta:page-count="4" meta:paragraph-count="97" meta:word-count="1199" meta:character-count="6620" meta:non-whitespace-character-count="5547"/>
  </office:meta>
</office:document-meta>
</file>